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8762in" svg:y="0.17164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9T00:00:00" table:style-name="ce27">
            <text:p>0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0T00:00:00" table:style-name="ce27">
            <text:p>1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1T00:00:00" table:style-name="ce27">
            <text:p>1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2T00:00:00" table:style-name="ce27">
            <text:p>1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3T00:00:00" table:style-name="ce27">
            <text:p>1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4T00:00:00" table:style-name="ce27">
            <text:p>14/01/2026</text:p>
          </table:table-cell>
          <table:table-cell office:value-type="float" office:value="171" table:style-name="ce11">
            <text:p>17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1-15T00:00:00" table:style-name="ce27">
            <text:p>1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38"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6-01-11T00:00:00" table:style-name="ce27">
            <text:p>11/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92" table:style-name="ce11">
            <text:p>92</text:p>
          </table:table-cell>
          <table:table-cell office:value-type="float" office:value="3" table:style-name="ce11">
            <text:p>3</text:p>
          </table:table-cell>
          <table:table-cell table:number-columns-repeated="16378"/>
        </table:table-row>
        <table:table-row table:number-rows-repeated="1048156"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
    <dc:description/>
    <dc:subject/>
    <meta:initial-creator/>
    <dc:creator/>
    <meta:creation-date>2026-01-16T11:11:01Z</meta:creation-date>
    <dc:date>2026-01-16T11:11:16Z</dc:date>
  </office:meta>
</office:document-meta>
</file>